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o: Michal Korbela </text:p>
      <text:p text:style-name="Standard">trieda: sexta </text:p>
      <text:p text:style-name="Standard">škola: Gymnázium J.J. Bánovce </text:p>
      <text:p text:style-name="Standard">úloha č.7</text:p>
      <text:p text:style-name="Standard"/>
      <text:p text:style-name="Standard">Tu si musíme uvedomiť, že potrebujeme len jednu vec:</text:p>
      <text:p text:style-name="Standard">Prepojiť začiatok ulice s koncom ulice.</text:p>
      <text:p text:style-name="Standard">Ku každému domu sa musíme vedieť dostať 2 cestami a tomu zodpovedá jedine kruh.</text:p>
      <text:p text:style-name="Standard"/>
      <text:p text:style-name="Standard">Takže BFS prehliadneme najkratšiu cestu.</text:p>
      <text:p text:style-name="Standard"/>
      <text:p text:style-name="Standard">Keďže každú cestu prehliadneme max 1 krát, tak čas O(m+n) – m – počet ciest, n počet vrcholov – musíme prezrieť max všetky vrcholy, takže to tu musím pripočítať</text:p>
      <text:p text:style-name="Standard">Pamäť – O(n+m) – musíme si zapamätať čísla domov a aj cesty</text:p>
      <text:p text:style-name="Standard"/>
      <text:p text:style-name="Standard"># include&lt;iostream&gt; </text:p>
      <text:p text:style-name="Standard"># include&lt;vector&gt; </text:p>
      <text:p text:style-name="Standard">using namespace std; </text:p>
      <text:p text:style-name="Standard">int pole[100009]; <text:tab/><text:tab/>//tu si zapamätáme domy v poradí</text:p>
      <text:p text:style-name="Standard">int pole1[100009]; <text:tab/><text:tab/>//tu si zapamätáme čísla v poradí, kde budú adresovať na bunku v pole</text:p>
      <text:p text:style-name="Standard"/>
      <text:p text:style-name="Standard">// platí ak pole[a]=b, tak pole1[b]=a</text:p>
      <text:p text:style-name="Standard"/>
      <text:p text:style-name="Standard">vector &lt;vector&lt;int&gt; &gt; cesty; <text:tab/><text:tab/>//zapamätáme si cesty</text:p>
      <text:p text:style-name="Standard">vector&lt;int&gt;::iterator it;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t main(){ </text:p>
      <text:p text:style-name="Standard">int n,m; </text:p>
      <text:p text:style-name="Standard"/>
      <text:p text:style-name="Standard">cin&gt;&gt;n; </text:p>
      <text:p text:style-name="Standard">cesty.resize(100009); <text:tab/><text:tab/><text:tab/>//viac ciest hádam nebude</text:p>
      <text:p text:style-name="Standard">for(int i=0; i&lt;n; i++){ </text:p>
      <text:p text:style-name="Standard">cin&gt;&gt;pole[i]; <text:tab/><text:tab/><text:tab/><text:tab/>//načítame domy</text:p>
      <text:p text:style-name="Standard">pole1[pole[i]]=i; </text:p>
      <text:p text:style-name="Standard">} </text:p>
      <text:p text:style-name="Standard"/>
      <text:p text:style-name="Standard">cin&gt;&gt;m; </text:p>
      <text:p text:style-name="Standard">for(int i=0; i&lt;m; i++){ </text:p>
      <text:p text:style-name="Standard">int t,u; </text:p>
      <text:p text:style-name="Standard">cin&gt;&gt;t&gt;&gt;u; </text:p>
      <text:p text:style-name="Standard">cesty[t].push_back(u); <text:tab/><text:tab/>//keďže cesty s obojsmerné</text:p>
      <text:p text:style-name="Standard">cesty[u].push_back(t); </text:p>
      <text:p text:style-name="Standard">} 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int zac=0,kon=1,max=1,pocet=0; </text:p>
      <text:p text:style-name="Standard"/>
      <text:p text:style-name="Standard"/>
      <text:p text:style-name="Standard">while(true){ </text:p>
      <text:p text:style-name="Standard">pocet++; <text:tab/><text:tab/><text:tab/>//počet ciest ktoré potrebujeme</text:p>
      <text:p text:style-name="Standard">for(int i=zac; i&lt;kon; i++) <text:tab/><text:tab/>//začneme od 1. domu, avšak ďalšia cesta môže viesť aj z menšiemu(v poradí) domu ako sme dosiahli max(vieme sa k nemu dostať pomocou nových ciest)</text:p>
      <text:p text:style-name="Standard">for(it=cesty[pole[i]].begin(); it&lt;cesty[pole[i]].end(); it++) <text:tab/><text:tab/>//pozrieme sa na najdlhšiu cestu</text:p>
      <text:p text:style-name="Standard">if(pole1[(*it)]&gt;max) max=pole1[(*it)]; </text:p>
      <text:p text:style-name="Standard"/>
      <text:p text:style-name="Standard"/>
      <text:p text:style-name="Standard">zac=kon; <text:tab/><text:tab/><text:tab/><text:tab/><text:tab/><text:tab/><text:tab/><text:tab/>//potiaľto už máme cesty prezreté</text:p>
      <text:p text:style-name="Standard">kon=max+1; </text:p>
      <text:p text:style-name="Standard">if(max&gt;=n-1) break; <text:tab/><text:tab/><text:tab/><text:tab/><text:tab/><text:tab/><text:tab/>//pokiaľ je začiatok spojený s koncom</text:p>
      <text:p text:style-name="Standard">} </text:p>
      <text:p text:style-name="Standard"/>
      <text:p text:style-name="Standard"/>
      <text:p text:style-name="Standard">cout&lt;&lt;pocet&lt;&lt;endl;; <text:tab/><text:tab/><text:tab/><text:tab/><text:tab/>//tu je výsledok</text:p>
      <text:p text:style-name="Standard">}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03-10T15:33:45</meta:creation-date>
    <dc:date>2012-03-10T15:52:49</dc:date>
    <dc:creator>kabell </dc:creator>
    <meta:editing-duration>PT14M</meta:editing-duration>
    <meta:editing-cycles>3</meta:editing-cycles>
    <meta:generator>LibreOffice/3.4$Unix LibreOffice_project/340m1$Build-402</meta:generator>
    <meta:document-statistic meta:table-count="0" meta:image-count="0" meta:object-count="0" meta:page-count="2" meta:paragraph-count="45" meta:word-count="233" meta:character-count="1670" meta:non-whitespace-character-count="1415"/>
  </office:meta>
</office:document-meta>
</file>